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627cm" fo:margin-left="-0.561cm" fo:margin-top="0cm" fo:margin-bottom="0cm" table:align="left" style:writing-mode="lr-tb"/>
    </style:style>
    <style:style style:name="Table1.A" style:family="table-column">
      <style:table-column-properties style:column-width="0.974cm"/>
    </style:style>
    <style:style style:name="Table1.B" style:family="table-column">
      <style:table-column-properties style:column-width="0.804cm"/>
    </style:style>
    <style:style style:name="Table1.C" style:family="table-column">
      <style:table-column-properties style:column-width="13.801cm"/>
    </style:style>
    <style:style style:name="Table1.D" style:family="table-column">
      <style:table-column-properties style:column-width="0.635cm"/>
    </style:style>
    <style:style style:name="Table1.F" style:family="table-column">
      <style:table-column-properties style:column-width="0.487cm"/>
    </style:style>
    <style:style style:name="Table1.G" style:family="table-column">
      <style:table-column-properties style:column-width="0.508cm"/>
    </style:style>
    <style:style style:name="Table1.H" style:family="table-column">
      <style:table-column-properties style:column-width="0.78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1pt solid #000000" fo:border-right="1pt solid #000000" fo:border-top="1pt solid #000000" fo:border-bottom="0.7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Table1.D1" style:family="table-cell">
      <style:table-cell-properties style:vertical-align="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Table1.G2" style:family="table-cell">
      <style:table-cell-properties style:vertical-align="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Table1.H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75pt solid #000000" style:writing-mode="lr-tb"/>
    </style:style>
    <style:style style:name="Table1.B3" style:family="table-cell">
      <style:table-cell-properties style:vertical-align="" fo:padding-left="0.191cm" fo:padding-right="0.191cm" fo:padding-top="0cm" fo:padding-bottom="0cm" fo:border-left="1pt solid #000000" fo:border-right="0.5pt solid #000000" fo:border-top="1pt solid #000000" fo:border-bottom="0.5pt solid #000000" style:writing-mode="lr-tb"/>
    </style:style>
    <style:style style:name="Table1.C3" style:family="table-cell">
      <style:table-cell-properties style:vertical-align="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Table1.B4" style:family="table-cell">
      <style:table-cell-properties style:vertical-align=""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Table1.C4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H4" style:family="table-cell">
      <style:table-cell-properties style:vertical-align="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e1.8" style:family="table-row">
      <style:table-row-properties style:min-row-height="1.517cm" fo:keep-together="auto"/>
    </style:style>
    <style:style style:name="Table1.A8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75pt solid #000000" fo:border-bottom="0.75pt solid #000000" style:writing-mode="lr-tb"/>
    </style:style>
    <style:style style:name="Table1.9" style:family="table-row">
      <style:table-row-properties style:min-row-height="0.977cm" fo:keep-together="auto"/>
    </style:style>
    <style:style style:name="Table1.10" style:family="table-row">
      <style:table-row-properties style:min-row-height="1.757cm" fo:keep-together="auto"/>
    </style:style>
    <style:style style:name="Table1.B10" style:family="table-cell">
      <style:table-cell-properties style:vertical-align=""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Table1.H10" style:family="table-cell">
      <style:table-cell-properties style:vertical-align="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e1.11" style:family="table-row">
      <style:table-row-properties style:min-row-height="0.947cm" fo:keep-together="auto"/>
    </style:style>
    <style:style style:name="Table1.A11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0.75pt solid #000000" style:writing-mode="lr-tb"/>
    </style:style>
    <style:style style:name="Table1.12" style:family="table-row">
      <style:table-row-properties style:min-row-height="0.804cm" fo:keep-together="auto"/>
    </style:style>
    <style:style style:name="Table1.13" style:family="table-row">
      <style:table-row-properties style:min-row-height="0.826cm" fo:keep-together="auto"/>
    </style:style>
    <style:style style:name="Table1.A14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Table1.B14" style:family="table-cell">
      <style:table-cell-properties style:vertical-align="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Table1.D14" style:family="table-cell">
      <style:table-cell-properties style:vertical-align="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P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" style:family="paragraph" style:parent-style-name="Standard">
      <style:paragraph-properties fo:margin-left="0cm" fo:margin-right="0cm" fo:line-height="120%" fo:text-indent="0cm" style:auto-text-indent="false" style:writing-mode="lr-tb">
        <style:tab-stops>
          <style:tab-stop style:position="4.001cm" style:type="center"/>
          <style:tab-stop style:position="17.754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line-height="120%" fo:text-indent="0cm" style:auto-text-indent="false" style:writing-mode="lr-tb">
        <style:tab-stops>
          <style:tab-stop style:position="11.502cm" style:type="center"/>
          <style:tab-stop style:position="17.754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line-height="120%" fo:text-indent="0cm" style:auto-text-indent="false" style:writing-mode="lr-tb">
        <style:tab-stops>
          <style:tab-stop style:position="17.754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>
        <style:tab-stops>
          <style:tab-stop style:position="12.002cm" style:type="center"/>
          <style:tab-stop style:position="17.754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line-height="150%" fo:text-indent="0cm" style:auto-text-indent="false" style:writing-mode="lr-tb"/>
    </style:style>
    <style:style style:name="P7" style:family="paragraph" style:parent-style-name="Standard">
      <style:paragraph-properties fo:margin-left="0cm" fo:margin-right="0cm" fo:line-height="150%" fo:text-indent="0cm" style:auto-text-indent="false" style:writing-mode="lr-tb">
        <style:tab-stops>
          <style:tab-stop style:position="17.501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2pt" fo:language="ru" fo:country="RU" fo:background-color="transparent" style:font-size-asian="12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Table">
      <style:paragraph-properties fo:margin-left="0cm" fo:margin-right="0cm" fo:line-height="12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0" style:family="paragraph" style:parent-style-name="Table">
      <style:paragraph-properties fo:margin-left="0cm" fo:margin-right="0cm" fo:line-height="12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1" style:family="paragraph" style:parent-style-name="Table">
      <style:paragraph-properties fo:margin-left="0cm" fo:margin-right="0cm" fo:line-height="120%" fo:text-align="center" style:justify-single-word="false" fo:text-indent="0cm" style:auto-text-indent="false" style:writing-mode="lr-tb"/>
      <style:text-properties style:font-name="Times New Roman" fo:font-size="11pt" style:font-size-asian="11pt" style:font-size-complex="11pt"/>
    </style:style>
    <style:style style:name="P12" style:family="paragraph" style:parent-style-name="Table">
      <style:paragraph-properties fo:margin-left="0cm" fo:margin-right="0cm" fo:line-height="12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14" style:family="paragraph" style:parent-style-name="Table">
      <style:paragraph-properties fo:margin-left="0cm" fo:margin-right="0cm" fo:line-height="120%" fo:text-align="center" style:justify-single-word="false" fo:text-indent="0cm" style:auto-text-indent="false" style:writing-mode="lr-tb">
        <style:tab-stops/>
      </style:paragraph-properties>
      <style:text-properties officeooo:paragraph-rsid="0005b818"/>
    </style:style>
    <style:style style:name="P15" style:family="paragraph" style:parent-style-name="Standard">
      <style:paragraph-properties fo:margin-left="0cm" fo:margin-right="0cm" fo:margin-top="0.494cm" fo:margin-bottom="0cm" loext:contextual-spacing="false" fo:line-height="150%" fo:text-indent="0cm" style:auto-text-indent="false" fo:break-before="page" style:writing-mode="lr-tb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etter-spacing="0.071cm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1pt" fo:language="en" fo:country="US" style:font-size-asian="11pt" style:font-size-complex="11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0pt" fo:language="en" fo:country="US" fo:font-weight="bold" style:font-size-asian="10pt" style:font-weight-asian="bold" style:font-size-complex="10pt" style:text-rotation-angle="90" style:text-rotation-scale="line-height"/>
    </style:style>
    <style:style style:name="P24" style:family="paragraph" style:parent-style-name="Standard">
      <style:paragraph-properties fo:margin-left="0cm" fo:margin-right="0cm" fo:line-height="120%" fo:text-indent="0cm" style:auto-text-indent="false" style:writing-mode="lr-tb">
        <style:tab-stops>
          <style:tab-stop style:position="17.754cm" style:type="right"/>
        </style:tab-stops>
      </style:paragraph-properties>
      <style:text-properties officeooo:paragraph-rsid="0006f0b1"/>
    </style:style>
    <style:style style:name="P25" style:family="paragraph" style:parent-style-name="Standard">
      <style:paragraph-properties fo:margin-left="0cm" fo:margin-right="0cm" fo:margin-top="0.494cm" fo:margin-bottom="0cm" loext:contextual-spacing="false" fo:line-height="150%" fo:text-indent="0cm" style:auto-text-indent="false"/>
      <style:text-properties fo:color="#000000" style:font-name="Times New Roman" fo:font-size="14pt" fo:language="ru" fo:country="RU" fo:font-weight="bold" officeooo:paragraph-rsid="0005b818" style:letter-kerning="true" style:font-name-asian="Times New Roman1" style:font-size-asian="14pt" style:language-asian="ar" style:country-asian="SA" style:font-weight-asian="bold"/>
    </style:style>
    <style:style style:name="P26" style:family="paragraph" style:parent-style-name="Standard" style:list-style-name="WWNum2">
      <style:paragraph-properties fo:margin-left="1.27cm" fo:margin-right="0cm" fo:line-height="150%" fo:text-indent="-0.635cm" style:auto-text-indent="false">
        <style:tab-stops>
          <style:tab-stop style:position="1.27cm"/>
          <style:tab-stop style:position="15.501cm"/>
        </style:tab-stops>
      </style:paragraph-properties>
      <style:text-properties officeooo:paragraph-rsid="00074315"/>
    </style:style>
    <style:style style:name="P27" style:family="paragraph" style:parent-style-name="Standard" style:list-style-name="WWNum2">
      <style:paragraph-properties fo:margin-left="1.27cm" fo:margin-right="0cm" fo:line-height="150%" fo:text-indent="-0.635cm" style:auto-text-indent="false">
        <style:tab-stops>
          <style:tab-stop style:position="1.27cm"/>
          <style:tab-stop style:position="15.501cm"/>
        </style:tab-stops>
      </style:paragraph-properties>
      <style:text-properties fo:color="#000000" style:font-name="Times New Roman" fo:font-size="14pt" fo:language="ru" fo:country="RU" officeooo:rsid="00074315" officeooo:paragraph-rsid="00074315" style:letter-kerning="true" style:font-name-asian="Times New Roman1" style:font-size-asian="14pt" style:language-asian="ar" style:country-asian="SA"/>
    </style:style>
    <style:style style:name="P28" style:family="paragraph" style:parent-style-name="Standard" style:list-style-name="L1">
      <style:paragraph-properties fo:margin-top="0.494cm" fo:margin-bottom="0cm" loext:contextual-spacing="false" fo:line-height="150%"/>
      <style:text-properties officeooo:paragraph-rsid="0008ef63"/>
    </style:style>
    <style:style style:name="P29" style:family="paragraph" style:parent-style-name="Subtitle">
      <style:paragraph-properties fo:margin-left="0cm" fo:margin-right="0cm" fo:line-height="150%" fo:text-indent="0cm" style:auto-text-indent="false" style:writing-mode="lr-tb"/>
      <style:text-properties fo:text-transform="uppercase" style:font-name="Times New Roman" fo:font-size="8pt" fo:language="ru" fo:country="RU" fo:font-weight="bold" style:font-size-asian="8pt" style:language-asian="ar" style:country-asian="SA" style:font-weight-asian="bold" style:font-name-complex="Times New Roman1" style:font-size-complex="8pt" style:language-complex="ar" style:country-complex="SA"/>
    </style:style>
    <style:style style:name="P30" style:family="paragraph" style:parent-style-name="Title" style:master-page-name="Standard">
      <style:paragraph-properties fo:margin-left="0cm" fo:margin-right="0cm" fo:text-indent="0cm" style:auto-text-indent="false" style:page-number="auto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3pt" style:language-complex="ar" style:country-complex="SA"/>
    </style:style>
    <style:style style:name="P31" style:family="paragraph" style:parent-style-name="Title">
      <style:paragraph-properties fo:margin-left="0cm" fo:margin-right="0cm" fo:line-height="90%" fo:text-indent="0cm" style:auto-text-indent="false" style:writing-mode="lr-tb"/>
      <style:text-properties fo:text-transform="uppercase" fo:color="#000000" style:font-name="Times New Roman" fo:font-size="12pt" fo:language="ru" fo:country="RU" fo:font-weight="bold" fo:background-color="transparent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32" style:family="paragraph" style:parent-style-name="Table">
      <style:paragraph-properties fo:margin-left="0cm" fo:margin-right="0cm" fo:line-height="12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33" style:family="paragraph" style:parent-style-name="Table">
      <style:paragraph-properties fo:margin-left="0cm" fo:margin-right="0cm" fo:line-height="12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4" style:family="paragraph" style:parent-style-name="Table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35" style:family="paragraph" style:parent-style-name="Table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36" style:family="paragraph" style:parent-style-name="Table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Times New Roman" fo:font-size="11pt" style:font-size-asian="11pt" style:font-size-complex="11pt" style:font-weight-complex="bold"/>
    </style:style>
    <style:style style:name="P37" style:family="paragraph" style:parent-style-name="Table">
      <style:paragraph-properties fo:margin-left="0cm" fo:margin-right="0cm" fo:line-height="12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text-rotation-angle="90" style:text-rotation-scale="line-height"/>
    </style:style>
    <style:style style:name="P38" style:family="paragraph" style:parent-style-name="Table">
      <style:paragraph-properties fo:margin-left="0cm" fo:margin-right="0cm" fo:line-height="120%" fo:text-indent="0cm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0pt" style:language-complex="ar" style:country-complex="SA"/>
    </style:style>
    <style:style style:name="T4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2pt" style:language-complex="ar" style:country-complex="SA" style:font-weight-complex="bold"/>
    </style:style>
    <style:style style:name="T6" style:family="text">
      <style:text-properties style:font-name="Times New Roman" fo:font-size="14pt" fo:language="ru" fo:country="RU" fo:font-weight="normal" officeooo:rsid="0005b818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7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8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1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/>
    </style:style>
    <style:style style:name="T12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3" style:family="text">
      <style:text-properties style:font-name="Times New Roman" fo:font-size="14pt" fo:letter-spacing="-0.004cm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4" style:family="text">
      <style:text-properties style:font-name="Times New Roman" fo:font-size="14pt" fo:letter-spacing="-0.004cm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style:font-name="Times New Roman" fo:font-size="14pt" fo:letter-spacing="-0.004cm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6" style:family="text">
      <style:text-properties style:font-name="Times New Roman" fo:font-size="14pt" fo:letter-spacing="-0.004cm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7" style:family="text">
      <style:text-properties style:font-name="Times New Roman" fo:font-size="14pt" officeooo:rsid="0006f0b1" style:letter-kerning="true" style:font-size-asian="14pt"/>
    </style:style>
    <style:style style:name="T18" style:family="text">
      <style:text-properties style:font-name="Times New Roman" fo:font-size="14pt" officeooo:rsid="00074315" style:letter-kerning="true" style:font-size-asian="14pt"/>
    </style:style>
    <style:style style:name="T19" style:family="text">
      <style:text-properties style:font-name="Times New Roman" fo:font-size="14pt" officeooo:rsid="0008ef63" style:letter-kerning="true" style:font-size-asian="14pt"/>
    </style:style>
    <style:style style:name="T20" style:family="text">
      <style:text-properties fo:color="#000000" style:font-name="Times New Roman" fo:font-size="14pt" fo:language="en" fo:country="US" fo:font-style="normal" style:letter-kerning="true" style:font-size-asian="14pt" style:language-asian="ar" style:country-asian="SA" style:font-style-asian="normal"/>
    </style:style>
    <style:style style:name="T21" style:family="text">
      <style:text-properties fo:color="#000000" style:font-name="Times New Roman" fo:font-size="14pt" fo:language="en" fo:country="US" fo:font-style="normal" officeooo:rsid="0006f0b1" style:letter-kerning="true" style:font-size-asian="14pt" style:language-asian="ar" style:country-asian="SA" style:font-style-asian="normal"/>
    </style:style>
    <style:style style:name="T22" style:family="text">
      <style:text-properties fo:color="#000000" style:font-name="Times New Roman" fo:font-size="14pt" fo:language="en" fo:country="US" fo:font-style="normal" officeooo:rsid="0008ef63" style:letter-kerning="true" style:font-size-asian="14pt" style:language-asian="ar" style:country-asian="SA" style:font-style-asian="normal"/>
    </style:style>
    <style:style style:name="T23" style:family="text">
      <style:text-properties fo:color="#000000" style:font-name="Times New Roman" fo:font-size="14pt" fo:language="en" fo:country="US" officeooo:rsid="00060486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4" style:family="text">
      <style:text-properties fo:color="#000000" style:font-name="Times New Roman" fo:font-size="14pt" fo:language="ru" fo:country="RU" fo:font-weight="bold" style:letter-kerning="true" style:font-name-asian="Times New Roman1" style:font-size-asian="14pt" style:language-asian="ar" style:country-asian="SA" style:font-weight-asian="bold"/>
    </style:style>
    <style:style style:name="T25" style:family="text">
      <style:text-properties fo:color="#000000" style:font-name="Times New Roman" fo:font-size="14pt" fo:language="ru" fo:country="RU" fo:font-weight="bold" fo:background-color="transparent" loext:char-shading-value="0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6" style:family="text">
      <style:text-properties fo:color="#000000" style:font-name="Times New Roman" fo:font-size="14pt" fo:language="ru" fo:country="RU" fo:font-weight="normal" officeooo:rsid="0005b818" fo:background-color="transparent" loext:char-shading-value="0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28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fo:background-color="transparent" loext:char-shading-value="0" style:font-size-asian="14pt" style:language-asian="ru" style:country-asian="RU" style:font-style-asian="italic" style:font-weight-asian="bold" style:font-name-complex="Times New Roman1" style:font-size-complex="14pt" style:language-complex="ar" style:country-complex="SA"/>
    </style:style>
    <style:style style:name="T29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normal" officeooo:rsid="0006f0b1" fo:background-color="transparent" loext:char-shading-value="0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weight-complex="normal"/>
    </style:style>
    <style:style style:name="T30" style:family="text">
      <style:text-properties fo:color="#000000" style:font-name="Times New Roman" fo:font-size="14pt" fo:language="ru" fo:country="RU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31" style:family="text">
      <style:text-properties fo:color="#000000" style:font-name="Times New Roman" fo:font-size="14pt" fo:language="ru" fo:country="RU" fo:font-style="italic" officeooo:rsid="00074315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32" style:family="text">
      <style:text-properties fo:color="#000000" style:font-name="Times New Roman" fo:font-size="14pt" fo:language="ru" fo:country="RU" fo:font-style="italic" officeooo:rsid="00060486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33" style:family="text">
      <style:text-properties fo:color="#000000"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34" style:family="text">
      <style:text-properties fo:color="#000000" style:font-name="Times New Roman" fo:font-size="14pt" fo:language="ru" fo:country="RU" officeooo:rsid="0006f0b1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35" style:family="text"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bold" officeooo:rsid="0006f0b1" fo:background-color="transparent" loext:char-shading-value="0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/>
    </style:style>
    <style:style style:name="T36" style:family="text">
      <style:text-properties fo:color="#000000" style:font-name="Times New Roman" fo:font-size="14pt" fo:language="ru" fo:country="RU" fo:font-style="normal" style:letter-kerning="true" style:font-size-asian="14pt" style:language-asian="ar" style:country-asian="SA" style:font-style-asian="normal"/>
    </style:style>
    <style:style style:name="T37" style:family="text">
      <style:text-properties fo:color="#000000" style:font-name="Times New Roman" fo:font-size="14pt" fo:language="ru" fo:country="RU" fo:font-style="normal" officeooo:rsid="0006f0b1" style:letter-kerning="true" style:font-size-asian="14pt" style:language-asian="ar" style:country-asian="SA" style:font-style-asian="normal"/>
    </style:style>
    <style:style style:name="T38" style:family="text">
      <style:text-properties fo:color="#000000" style:font-name="Times New Roman" fo:font-size="14pt" fo:language="ru" fo:country="RU" fo:font-style="normal" officeooo:rsid="00074315" style:letter-kerning="true" style:font-size-asian="14pt" style:language-asian="ar" style:country-asian="SA" style:font-style-asian="normal"/>
    </style:style>
    <style:style style:name="T39" style:family="text">
      <style:text-properties fo:color="#000000" style:font-name="Times New Roman" fo:font-size="14pt" fo:language="ru" fo:country="RU" fo:font-style="normal" officeooo:rsid="0008ef63" style:letter-kerning="true" style:font-size-asian="14pt" style:language-asian="ar" style:country-asian="SA" style:font-style-asian="normal"/>
    </style:style>
    <style:style style:name="T40" style:family="text">
      <style:text-properties fo:color="#000000" style:font-name="Times New Roman" fo:font-size="14pt" fo:language="ru" fo:country="RU" fo:font-style="normal" officeooo:rsid="000930ce" style:letter-kerning="true" style:font-size-asian="14pt" style:language-asian="ar" style:country-asian="SA" style:font-style-asian="normal"/>
    </style:style>
    <style:style style:name="T41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0930ce" fo:background-color="transparent" loext:char-shading-value="0" style:font-size-asian="14pt" style:language-asian="ru" style:country-asian="RU" style:font-weight-asian="normal" style:font-size-complex="10pt" style:language-complex="ar" style:country-complex="SA" style:font-weight-complex="normal"/>
    </style:style>
    <style:style style:name="T42" style:family="text">
      <style:text-properties fo:color="#000000" style:font-name="Times New Roman" fo:font-size="14pt" style:text-underline-style="solid" style:text-underline-width="auto" style:text-underline-color="font-color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43" style:family="text">
      <style:text-properties fo:color="#000000" style:font-name="Times New Roman" fo:font-size="14pt" style:text-underline-style="solid" style:text-underline-width="auto" style:text-underline-color="font-color" officeooo:rsid="0005b818" fo:background-color="transparent" loext:char-shading-value="0" style:font-size-asian="14pt" style:language-asian="ru" style:country-asian="RU" style:font-size-complex="10pt" style:language-complex="ar" style:country-complex="SA" style:font-style-complex="italic"/>
    </style:style>
    <style:style style:name="T44" style:family="text">
      <style:text-properties fo:color="#000000" style:font-name="Times New Roman" fo:font-size="14pt" style:text-underline-style="solid" style:text-underline-width="auto" style:text-underline-color="font-color" officeooo:rsid="00060486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45" style:family="text">
      <style:text-properties fo:color="#000000" style:font-name="Times New Roman" fo:font-size="14pt" style:text-underline-style="solid" style:text-underline-width="auto" style:text-underline-color="font-color" fo:background-color="transparent" loext:char-shading-value="0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46" style:family="text">
      <style:text-properties fo:color="#000000" style:font-name="Times New Roman" fo:font-size="14pt" style:text-underline-style="solid" style:text-underline-width="auto" style:text-underline-color="font-color" fo:font-weight="normal" officeooo:rsid="0005b818" fo:background-color="transparent" loext:char-shading-value="0" style:font-size-asian="14pt" style:language-asian="ru" style:country-asian="RU" style:font-weight-asian="normal" style:font-size-complex="10pt" style:language-complex="ar" style:country-complex="SA" style:font-weight-complex="normal"/>
    </style:style>
    <style:style style:name="T47" style:family="text">
      <style:text-properties fo:color="#000000" style:font-name="Times New Roman" fo:font-size="14pt" style:text-underline-style="solid" style:text-underline-width="auto" style:text-underline-color="font-color" fo:font-weight="normal" officeooo:rsid="0006f0b1" fo:background-color="transparent" loext:char-shading-value="0" style:font-size-asian="14pt" style:language-asian="ru" style:country-asian="RU" style:font-weight-asian="normal" style:font-size-complex="10pt" style:language-complex="ar" style:country-complex="SA" style:font-weight-complex="normal"/>
    </style:style>
    <style:style style:name="T48" style:family="text">
      <style:text-properties fo:color="#000000" style:font-name="Times New Roman" fo:font-size="14pt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49" style:family="text">
      <style:text-properties fo:color="#000000" style:font-name="Times New Roman" fo:font-size="14pt" officeooo:rsid="00060486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50" style:family="text">
      <style:text-properties fo:color="#000000" style:font-name="Times New Roman" fo:font-size="14pt" officeooo:rsid="00074315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51" style:family="text">
      <style:text-properties fo:color="#000000" style:font-name="Times New Roman" fo:font-size="14pt" officeooo:rsid="00060486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52" style:family="text">
      <style:text-properties fo:color="#000000" style:font-name="Times New Roman" fo:font-size="14pt" fo:language="da" fo:country="DK" style:text-underline-style="solid" style:text-underline-width="auto" style:text-underline-color="font-color" fo:font-weight="normal" officeooo:rsid="0006f0b1" fo:background-color="transparent" loext:char-shading-value="0" style:font-size-asian="14pt" style:language-asian="ru" style:country-asian="RU" style:font-weight-asian="normal" style:font-size-complex="10pt" style:language-complex="ar" style:country-complex="SA" style:font-weight-complex="normal"/>
    </style:style>
    <style:style style:name="T53" style:family="text">
      <style:text-properties fo:color="#000000" style:font-name="Times New Roman" fo:font-size="14pt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54" style:family="text">
      <style:text-properties fo:color="#000000" style:font-name="Times New Roman" fo:font-size="14pt" fo:font-style="italic" officeooo:rsid="00074315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55" style:family="text">
      <style:text-properties fo:color="#000000"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0pt" style:language-complex="ar" style:country-complex="SA"/>
    </style:style>
    <style:style style:name="T56" style:family="text">
      <style:text-properties fo:color="#000000" style:font-name="Times New Roman" fo:font-style="italic" officeooo:rsid="0005b818" fo:background-color="transparent" loext:char-shading-value="0" style:font-style-asian="italic"/>
    </style:style>
    <style:style style:name="T57" style:family="text">
      <style:text-properties fo:color="#000000" fo:language="en" fo:country="US" fo:font-style="normal" officeooo:rsid="0006f0b1" style:language-asian="ar" style:country-asian="SA" style:font-style-asian="normal"/>
    </style:style>
    <style:style style:name="T58" style:family="text">
      <style:text-properties fo:color="#000000" fo:language="ru" fo:country="RU" fo:font-style="normal" style:language-asian="ar" style:country-asian="SA" style:font-style-asian="normal"/>
    </style:style>
    <style:style style:name="T59" style:family="text">
      <style:text-properties fo:color="#000000" fo:language="ru" fo:country="RU" fo:font-style="normal" officeooo:rsid="000930ce" style:language-asian="ar" style:country-asian="SA" style:font-style-asian="normal"/>
    </style:style>
    <style:style style:name="T60" style:family="text">
      <style:text-properties officeooo:rsid="0006f0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образования и науки Российской Федерации</text:p>
      <text:p text:style-name="P29">федеральное государственное автономное образовательное учреждение высшего образования </text:p>
      <text:p text:style-name="P16">“САНКТ-ПЕТЕРБУРГСКИЙ НАЦИОНАЛЬНЫЙ ИССЛЕДОВАТЕЛЬСКИЙ </text:p>
      <text:p text:style-name="P16">УНИВЕРСИТЕТ ИНФОРМАЦИОННЫХ ТЕХНОЛОГИЙ, </text:p>
      <text:p text:style-name="P16">МЕХАНИКИ И ОПТИКИ”</text:p>
      <text:p text:style-name="P16"/>
      <text:p text:style-name="P17">ОТЗЫВ <text:span text:style-name="T60">КОНСУЛЬТАНТА</text:span></text:p>
      <text:p text:style-name="P18">О ВЫПУСКНОЙ КВАЛИФИКАЦИОННОЙ РАБОТЕ</text:p>
      <text:p text:style-name="P2"><text:span text:style-name="T1">Студент</text:span><text:span text:style-name="T7"> </text:span><text:span text:style-name="FillIn"><text:span text:style-name="T10"><text:tab/></text:span></text:span><text:span text:style-name="Highlight"><text:span text:style-name="T43">Самарин А.О.</text:span></text:span><text:span text:style-name="FillIn"><text:span text:style-name="T10"><text:tab/></text:span></text:span><text:span text:style-name="FillIn"><text:span text:style-name="T12"> </text:span></text:span><text:span text:style-name="T1">Группа</text:span><text:span text:style-name="T8"> </text:span><text:span text:style-name="FillIn"><text:span text:style-name="T9"> M</text:span></text:span><text:span text:style-name="FillIn"><text:span text:style-name="T10">343</text:span></text:span><text:span text:style-name="Highlight"><text:span text:style-name="T43">7</text:span></text:span><text:span text:style-name="FillIn"><text:span text:style-name="T9"> </text:span></text:span><text:span text:style-name="T1">  Факультет</text:span><text:span text:style-name="T7"> </text:span><text:span text:style-name="FillIn"><text:span text:style-name="T10"> ИТиП</text:span></text:span></text:p>
      <text:p text:style-name="P3"><text:span text:style-name="T1">Квалификация</text:span><text:span text:style-name="T8"> </text:span><text:span text:style-name="FillIn"><text:span text:style-name="T10"><text:tab/>Бакалавр<text:tab/></text:span></text:span></text:p>
      <text:p text:style-name="P5"><text:span text:style-name="T13">Направление (специальность)</text:span><text:span text:style-name="T14"> </text:span><text:span text:style-name="FillIn"><text:span text:style-name="T15"><text:tab/>01.03.02</text:span></text:span><text:span text:style-name="FillIn"><text:span text:style-name="T16"> </text:span></text:span><text:span text:style-name="FillIn"><text:span text:style-name="T15">Прикладная математика и информатика<text:tab/></text:span></text:span></text:p>
      <text:p text:style-name="P4"><text:span text:style-name="T1">Направленность (профиль)</text:span><text:span text:style-name="T2"> </text:span><text:span text:style-name="FillIn"><text:span text:style-name="T10"><text:tab/></text:span></text:span><text:span text:style-name="T4">Математические модели и алгоритмы в разработке</text:span><text:line-break/><text:span text:style-name="T4">программного обеспечения</text:span><text:span text:style-name="T5"><text:tab/></text:span></text:p>
      <text:p text:style-name="P4"><text:span text:style-name="T1">Наименование темы:  </text:span><text:span text:style-name="T6">Разработка автоматизированного метода настройки вариацио</text:span><text:span text:style-name="T26">нных алгоритмов для квантового компьютера</text:span><text:span text:style-name="FillIn"><text:span text:style-name="T45"><text:tab/></text:span></text:span></text:p>
      <text:p text:style-name="P24"><text:span text:style-name="T35">Консультант</text:span><text:span text:style-name="T28"> </text:span><text:span text:style-name="T29">Кириенко А</text:span><text:span text:style-name="Highlight"><text:span text:style-name="T46">.</text:span></text:span><text:span text:style-name="Highlight"><text:span text:style-name="T47">А</text:span></text:span><text:span text:style-name="Highlight"><text:span text:style-name="T46">., </text:span></text:span><text:span text:style-name="Highlight"><text:span text:style-name="T52">PhD</text:span></text:span><text:span text:style-name="Highlight"><text:span text:style-name="T46">, </text:span></text:span><text:span text:style-name="Highlight"><text:span text:style-name="T52">Fellow </text:span></text:span><text:span text:style-name="Highlight"><text:span text:style-name="T41">(старший научный сотрудник)</text:span></text:span><text:span text:style-name="Highlight"><text:span text:style-name="T52">,</text:span></text:span><text:span text:style-name="Highlight"><text:span text:style-name="T46"> Университет ИТМО</text:span></text:span><text:span text:style-name="T55"><text:tab/></text:span></text:p>
      <text:p text:style-name="P31">ОЦЕНКА ВЫПУСКНОЙ КВАЛИФИКАЦИОННОЙ РАБОТ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office:value-type="string">
            <text:p text:style-name="P9"/>
          </table:table-cell>
          <table:table-cell table:style-name="Table1.B1" table:number-rows-spanned="2" office:value-type="string">
            <text:p text:style-name="P9">№</text:p>
          </table:table-cell>
          <table:table-cell table:style-name="Table1.C1" table:number-rows-spanned="2" office:value-type="string">
            <text:p text:style-name="P9">Показатели</text:p>
          </table:table-cell>
          <table:table-cell table:style-name="Table1.D1" table:number-columns-spanned="5" office:value-type="string">
            <text:p text:style-name="P9">Оценка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9">5</text:p>
          </table:table-cell>
          <table:table-cell table:style-name="Table1.D2" office:value-type="string">
            <text:p text:style-name="P9">4</text:p>
          </table:table-cell>
          <table:table-cell table:style-name="Table1.D2" office:value-type="string">
            <text:p text:style-name="P9">3</text:p>
          </table:table-cell>
          <table:table-cell table:style-name="Table1.G2" office:value-type="string">
            <text:p text:style-name="P9">2</text:p>
          </table:table-cell>
          <table:table-cell table:style-name="Table1.H2" office:value-type="string">
            <text:p text:style-name="P9">0*</text:p>
          </table:table-cell>
        </table:table-row>
        <table:table-row table:style-name="Table1.1">
          <table:table-cell table:style-name="Table1.A3" table:number-rows-spanned="5" office:value-type="string">
            <text:p text:style-name="P37">Профессиональная</text:p>
          </table:table-cell>
          <table:table-cell table:style-name="Table1.B3" office:value-type="string">
            <text:p text:style-name="P13">1</text:p>
          </table:table-cell>
          <table:table-cell table:style-name="Table1.C3" office:value-type="string">
            <text:p text:style-name="P35">Оригинальность и новизна полученных результатов, научных, конструкторских и технологических решений</text:p>
          </table:table-cell>
          <table:table-cell table:style-name="Table1.C3" office:value-type="string">
            <text:p text:style-name="P12">*</text:p>
          </table:table-cell>
          <table:table-cell table:style-name="Table1.C3" office:value-type="string">
            <text:p text:style-name="P12"/>
          </table:table-cell>
          <table:table-cell table:style-name="Table1.C3" office:value-type="string">
            <text:p text:style-name="P12"/>
          </table:table-cell>
          <table:table-cell table:style-name="Table1.C3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covered-table-cell/>
          <table:table-cell table:style-name="Table1.B4" office:value-type="string">
            <text:p text:style-name="P13">2</text:p>
          </table:table-cell>
          <table:table-cell table:style-name="Table1.C4" office:value-type="string">
            <text:p text:style-name="P35">Степень полноты обзора, обобщения, анализа, систематизации</text:p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>*</text:p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H4" office:value-type="string">
            <text:p text:style-name="P12"/>
          </table:table-cell>
        </table:table-row>
        <table:table-row table:style-name="Table1.1">
          <table:covered-table-cell/>
          <table:table-cell table:style-name="Table1.B4" office:value-type="string">
            <text:p text:style-name="P19">3</text:p>
          </table:table-cell>
          <table:table-cell table:style-name="Table1.C4" office:value-type="string">
            <text:p text:style-name="P21">Степень самостоятельного и творческого участия студента в работе</text:p>
          </table:table-cell>
          <table:table-cell table:style-name="Table1.C4" office:value-type="string">
            <text:p text:style-name="P11">*</text:p>
          </table:table-cell>
          <table:table-cell table:style-name="Table1.C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H4" office:value-type="string">
            <text:p text:style-name="P11"/>
          </table:table-cell>
        </table:table-row>
        <table:table-row table:style-name="Table1.1">
          <table:covered-table-cell/>
          <table:table-cell table:style-name="Table1.B4" office:value-type="string">
            <text:p text:style-name="P19">4</text:p>
          </table:table-cell>
          <table:table-cell table:style-name="Table1.C4" office:value-type="string">
            <text:p text:style-name="P21">Корректность формулирования цели и задачи исследования и разработки</text:p>
          </table:table-cell>
          <table:table-cell table:style-name="Table1.C4" office:value-type="string">
            <text:p text:style-name="P11">*</text:p>
          </table:table-cell>
          <table:table-cell table:style-name="Table1.C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H4" office:value-type="string">
            <text:p text:style-name="P11"/>
          </table:table-cell>
        </table:table-row>
        <table:table-row table:style-name="Table1.1">
          <table:covered-table-cell/>
          <table:table-cell table:style-name="Table1.B4" office:value-type="string">
            <text:p text:style-name="P19">5</text:p>
          </table:table-cell>
          <table:table-cell table:style-name="Table1.C4" office:value-type="string">
            <text:p text:style-name="P21">Уровень и корректность использования в работе современных методов исследований, математического моделирования, инженерных расчетов</text:p>
          </table:table-cell>
          <table:table-cell table:style-name="Table1.C4" office:value-type="string">
            <text:p text:style-name="P11">*</text:p>
          </table:table-cell>
          <table:table-cell table:style-name="Table1.C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H4" office:value-type="string">
            <text:p text:style-name="P11"/>
          </table:table-cell>
        </table:table-row>
        <table:table-row table:style-name="Table1.8">
          <table:table-cell table:style-name="Table1.A8" table:number-rows-spanned="3" office:value-type="string">
            <text:p text:style-name="P23">Справочно-информационная</text:p>
          </table:table-cell>
          <table:table-cell table:style-name="Table1.B4" office:value-type="string">
            <text:p text:style-name="P20">6</text:p>
          </table:table-cell>
          <table:table-cell table:style-name="Table1.C4" office:value-type="string">
            <text:p text:style-name="P22">Степень комплексности работы. Применение в ней знаний естественнонаучных, социально-гуманитарных и экономических, общепрофессиональных и специальных дисциплин</text:p>
          </table:table-cell>
          <table:table-cell table:style-name="Table1.C4" office:value-type="string">
            <text:p text:style-name="P12">*</text:p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H4" office:value-type="string">
            <text:p text:style-name="P12"/>
          </table:table-cell>
        </table:table-row>
        <table:table-row table:style-name="Table1.9">
          <table:covered-table-cell/>
          <table:table-cell table:style-name="Table1.B4" office:value-type="string">
            <text:p text:style-name="P13">7</text:p>
          </table:table-cell>
          <table:table-cell table:style-name="Table1.C4" office:value-type="string">
            <text:p text:style-name="P36">Использование современных пакетов компьютерных программ и технологий</text:p>
          </table:table-cell>
          <table:table-cell table:style-name="Table1.C4" office:value-type="string">
            <text:p text:style-name="P12">*</text:p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H4" office:value-type="string">
            <text:p text:style-name="P12"/>
          </table:table-cell>
        </table:table-row>
        <table:table-row table:style-name="Table1.10">
          <table:covered-table-cell/>
          <table:table-cell table:style-name="Table1.B10" office:value-type="string">
            <text:p text:style-name="P13">8</text:p>
          </table:table-cell>
          <table:table-cell table:style-name="Table1.G2" office:value-type="string">
            <text:p text:style-name="P35">Наличие публикаций, участие в н.-т. конференциях, награды за участие в конкурсах</text:p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H10" office:value-type="string">
            <text:p text:style-name="P12">*</text:p>
          </table:table-cell>
        </table:table-row>
        <table:table-row table:style-name="Table1.11">
          <table:table-cell table:style-name="Table1.A11" table:number-rows-spanned="3" office:value-type="string">
            <text:p text:style-name="P37">Оформитель<text:soft-page-break/>ская <text:s text:c="7"/></text:p>
          </table:table-cell>
          <table:table-cell table:style-name="Table1.B10" office:value-type="string">
            <text:p text:style-name="P13">9</text:p>
          </table:table-cell>
          <table:table-cell table:style-name="Table1.G2" office:value-type="string">
            <text:p text:style-name="P35">Ясность, четкость, последовательность и обоснованность изложения текста ВКР</text:p>
          </table:table-cell>
          <table:table-cell table:style-name="Table1.G2" office:value-type="string">
            <text:p text:style-name="P12">*</text:p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H10" office:value-type="string">
            <text:p text:style-name="P12"/>
          </table:table-cell>
        </table:table-row>
        <table:table-row table:style-name="Table1.12">
          <table:covered-table-cell/>
          <table:table-cell table:style-name="Table1.B10" office:value-type="string">
            <text:p text:style-name="P13">10</text:p>
            <text:p text:style-name="P13"/>
          </table:table-cell>
          <table:table-cell table:style-name="Table1.G2" office:value-type="string">
            <text:p text:style-name="P35">Качество оформления текста ВКР (общий уровень грамотности, стиль изложения, качество иллюстраций, соответствие требованиям стандарта)</text:p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>*</text:p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H10" office:value-type="string">
            <text:p text:style-name="P12"/>
          </table:table-cell>
        </table:table-row>
        <table:table-row table:style-name="Table1.13">
          <table:covered-table-cell/>
          <table:table-cell table:style-name="Table1.B10" office:value-type="string">
            <text:p text:style-name="P13">11</text:p>
          </table:table-cell>
          <table:table-cell table:style-name="Table1.G2" office:value-type="string">
            <text:p text:style-name="P35">Объем и качество выполнения графического материала, его соответствие тексту записки и стандартам</text:p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H10" office:value-type="string">
            <text:p text:style-name="P12">*</text:p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B14" table:number-columns-spanned="2" office:value-type="string">
            <text:p text:style-name="P10">Итоговая оценка</text:p>
          </table:table-cell>
          <table:covered-table-cell/>
          <table:table-cell table:style-name="Table1.D14" table:number-columns-spanned="5" office:value-type="string">
            <text:p text:style-name="P14"><text:span text:style-name="Highlight"><text:span text:style-name="T56">отлично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8">* - не оценивается (трудно оценить)</text:p>
      <text:p text:style-name="P15"><text:span text:style-name="Highlight"><text:span text:style-name="T24">Отмеченные достоинства:</text:span></text:span></text:p>
      <text:list xml:id="list2682348607" text:style-name="WWNum2">
        <text:list-item>
          <text:p text:style-name="P26"><text:span text:style-name="Highlight"><text:span text:style-name="T37">Подход, который был предложен в ходе написания диссертации, позволил </text:span></text:span><text:span text:style-name="Highlight"><text:span text:style-name="T21">А.О.</text:span></text:span><text:span text:style-name="Highlight"><text:span text:style-name="T37"> </text:span></text:span><text:span text:style-name="Highlight"><text:span text:style-name="T21">Самарину </text:span></text:span><text:span text:style-name="Highlight"><text:span text:style-name="T37">найти эффективные схемы для подготовки основного состояния молекул. В применении к существующим шумным <text:s/>квантовым компьютерам это существенно упроща</text:span></text:span><text:span text:style-name="Highlight"><text:span text:style-name="T38">ет</text:span></text:span><text:span text:style-name="Highlight"><text:span text:style-name="T37"> задачу поиска спектра </text:span></text:span><text:span text:style-name="Highlight"><text:span text:style-name="T40">энергетических </text:span></text:span><text:span text:style-name="Highlight"><text:span text:style-name="T37">состояний</text:span></text:span><text:span text:style-name="Highlight"><text:span text:style-name="T38">. <text:s/></text:span></text:span></text:p>
        </text:list-item>
        <text:list-item>
          <text:p text:style-name="P26"><text:span text:style-name="Highlight"><text:span text:style-name="T38">Получ</text:span></text:span><text:span text:style-name="Highlight"><text:span text:style-name="T37">е</text:span></text:span><text:span text:style-name="Highlight"><text:span text:style-name="T38">нны</text:span></text:span><text:span text:style-name="Highlight"><text:span text:style-name="T38">е с</text:span></text:span><text:span text:style-name="Highlight"><text:span text:style-name="T38">хем</text:span></text:span><text:span text:style-name="Highlight"><text:span text:style-name="T38">ы</text:span></text:span><text:span text:style-name="Highlight"><text:span text:style-name="T37"> </text:span></text:span><text:span text:style-name="Highlight"><text:span text:style-name="T38">в </text:span></text:span><text:span text:style-name="Highlight"><text:span text:style-name="T38">будущем могут быть использованы как отправная точк</text:span></text:span><text:span text:style-name="Highlight"><text:span text:style-name="T38">а для будущих квантовых а</text:span></text:span><text:span text:style-name="Highlight"><text:span text:style-name="T38">лгоритмов, и т</text:span></text:span><text:span text:style-name="Highlight"><text:span text:style-name="T38">аким образом служат ресурсом для повышения их сход</text:span></text:span><text:span text:style-name="Highlight"><text:span text:style-name="T38">имост</text:span></text:span><text:span text:style-name="Highlight"><text:span text:style-name="T38">и</text:span></text:span><text:span text:style-name="Highlight"><text:span text:style-name="T20">. </text:span></text:span></text:p>
        </text:list-item>
        <text:list-item>
          <text:p text:style-name="P27">Программная реализация, эффективность кода, и оригинальные решения <text:span text:style-name="Highlight"><text:span text:style-name="T57">Самарин</text:span></text:span><text:span text:style-name="Highlight"><text:span text:style-name="T58">а А.О. вне всяких похвал, и могут конкурировать с </text:span></text:span><text:span text:style-name="Highlight"><text:span text:style-name="T59">готовыми</text:span></text:span><text:span text:style-name="Highlight"><text:span text:style-name="T58"> программными продуктами на рынке квантовых технологий.</text:span></text:span></text:p>
        </text:list-item>
      </text:list>
      <text:p text:style-name="P25">Отмеченные недостатки:</text:p>
      <text:list xml:id="list1125201664" text:style-name="L1">
        <text:list-item>
          <text:p text:style-name="P28"><text:span text:style-name="Highlight"><text:span text:style-name="T39">Рас</text:span></text:span><text:span text:style-name="Highlight"><text:span text:style-name="T39">смотрение и анализ имеющихся результатов полученных </text:span></text:span><text:span text:style-name="Highlight"><text:span text:style-name="T22">в рамках ВКР </text:span></text:span><text:span text:style-name="Highlight"><text:span text:style-name="T39">можно расширить, выделив при этом сильные и слабые стороны предложенного подхода. Сравнение с другими вариационными алгоритмами при этом можно усилить в финальной версии работы</text:span></text:span><text:span text:style-name="Highlight"><text:span text:style-name="T20">.</text:span></text:span></text:p>
        </text:list-item>
      </text:list>
      <text:p text:style-name="P1"/>
      <text:p text:style-name="P6"><text:bookmark-start text:name="_Hlk514186216"/><text:span text:style-name="T1">Заключение</text:span><text:span text:style-name="T2">: </text:span><text:span text:style-name="T8">c</text:span><text:span text:style-name="FillIn"><text:span text:style-name="T11">читаю, что В</text:span></text:span><text:span text:style-name="FillIn"><text:span text:style-name="T48">КР студента </text:span></text:span><text:span text:style-name="Highlight"><text:span text:style-name="T51">Самарина А.О.</text:span></text:span><text:span text:style-name="FillIn"><text:span text:style-name="T48"> на тему «Разработка автоматизированного метода настройки вариационных алгоритмов для квантового компьютера» </text:span></text:span><text:span text:style-name="T33">соответствует требованиям Университета ИТМО, предъявляемым к </text:span><text:span text:style-name="FillIn"><text:span text:style-name="T48">ВКР,</text:span></text:span><text:span text:style-name="T33"> и заслуживает оценки </text:span><text:span text:style-name="FillIn"><text:span text:style-name="T48">«</text:span></text:span><text:span text:style-name="Highlight"><text:span text:style-name="T42">о</text:span></text:span><text:span text:style-name="Highlight"><text:span text:style-name="T44">тлично</text:span></text:span><text:span text:style-name="FillIn"><text:span text:style-name="T48">»</text:span></text:span><text:span text:style-name="T33">, а её автор присуждения квалификации </text:span><text:span text:style-name="T27">бакалавр</text:span><text:span text:style-name="T33"> по направлению подготовки </text:span><text:span text:style-name="T30">01.03.02 Прикладная математика и информатика</text:span><text:span text:style-name="T33">.</text:span></text:p>
      <text:p text:style-name="P8"/>
      <text:p text:style-name="P7"><text:span text:style-name="T34">Консультант</text:span><text:span text:style-name="T33"> ВКР<text:tab/> </text:span><text:span text:style-name="T31">А</text:span><text:span text:style-name="FillIn"><text:span text:style-name="T53">.</text:span></text:span><text:span text:style-name="FillIn"><text:span text:style-name="T54">А</text:span></text:span><text:span text:style-name="FillIn"><text:span text:style-name="T53">.</text:span></text:span><text:span text:style-name="FillIn"><text:span text:style-name="T48"> </text:span></text:span><text:span text:style-name="FillIn"><text:span text:style-name="T50">Кириенко</text:span></text:span><text:span text:style-name="T33">   «____» ________ 20</text:span><text:span text:style-name="T23">19</text:span><text:span text:style-name="T33"> г.</text:span></text:p>
      <text:p text:style-name="P7"><text:span text:style-name="T33">С отзывом ознакомлен<text:tab/> </text:span><text:span text:style-name="T32">А</text:span><text:span text:style-name="FillIn"><text:span text:style-name="T53">.О</text:span></text:span><text:span text:style-name="FillIn"><text:span text:style-name="T48">. </text:span></text:span><text:span text:style-name="FillIn"><text:span text:style-name="T49">Самарин</text:span></text:span><text:span text:style-name="FillIn"><text:span text:style-name="T48"> </text:span></text:span><text:span text:style-name="T33">  «____» ________ 20</text:span><text:span text:style-name="T23">19</text:span><text:span text:style-name="T33"> г.</text:span></text:p>
      <text:p text:style-name="P7"><text:span text:style-name="T33">Принято Секретарь ГЭК<text:tab/> </text:span><text:span text:style-name="FillIn"><text:span text:style-name="T48">О.Н. Павлова</text:span></text:span><text:span text:style-name="T33">   «____» ________ 20</text:span><text:span text:style-name="T23">19</text:span><text:span text:style-name="T33"> г</text:span><text:span text:style-name="T3">.</text:span><text:bookmark-end text:name="_Hlk5141862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4pt" fo:language="en" fo:country="US" style:font-name-asian="Symbol" style:font-family-asian="Symbol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50%" fo:text-align="justify" style:justify-single-word="false" fo:orphans="2" fo:widows="2" style:vertical-align="auto"/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line-height="150%" fo:text-align="end" style:justify-single-word="false" fo:orphans="2" fo:widows="2" fo:keep-with-next="always" style:vertical-align="auto"/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.494cm" fo:margin-bottom="0cm" loext:contextual-spacing="false" fo:text-align="center" style:justify-single-word="false" fo:orphans="2" fo:widows="2" style:vertical-align="auto"/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НоCf0мальный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line-height="150%" fo:text-align="justify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" style:family="paragraph" style:parent-style-name="Standard" style:default-outline-level="" style:class="extra">
      <style:paragraph-properties fo:text-align="justify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Contents" style:family="paragraph" style:parent-style-name="Standard" style:default-outline-level="">
      <style:paragraph-properties fo:text-align="start" style:justify-single-word="false" fo:orphans="2" fo:widows="2" style:vertical-align="auto">
        <style:tab-stops>
          <style:tab-stop style:position="17.501cm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lassic_20_4" style:display-name="Table Classic 4" style:family="paragraph" style:parent-style-name="DocumentMap" style:default-outline-level="">
      <style:paragraph-properties fo:line-height="150%" fo:text-align="justify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Professional" style:display-name="Table Professional" style:family="paragraph" style:parent-style-name="DocumentMap" style:default-outline-level="">
      <style:paragraph-properties fo:line-height="150%" fo:text-align="justify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 fo:orphans="2" fo:widows="2" fo:hyphenation-ladder-count="no-limit" style:vertical-align="auto"/>
      <style:text-properties fo:font-size="13pt" fo:language="ru" fo:country="RU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text-transform="uppercas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Пояснение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Char" style:display-name="Body Text Char" style:family="text" style:parent-style-name="Default_20_Paragraph_20_Font">
      <style:text-properties fo:font-size="14pt" fo:language="en" fo:country="US" style:font-size-asian="14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385cm" fo:text-indent="0.75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2cm" fo:margin-right="1.249cm" style:writing-mode="lr-tb" style:layout-grid-color="#c0c0c0" style:layout-grid-lines="2719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7-06-01T17:41:00</meta:creation-date>
    <dc:date>2019-05-30T00:42:43.982000000</dc:date>
    <meta:print-date>2013-06-05T12:04:00</meta:print-date>
    <meta:editing-cycles>33</meta:editing-cycles>
    <meta:editing-duration>PT20M1S</meta:editing-duration>
    <meta:generator>LibreOffice/6.1.6.3$Windows_X86_64 LibreOffice_project/5896ab1714085361c45cf540f76f60673dd96a72</meta:generator>
    <meta:document-statistic meta:table-count="1" meta:image-count="0" meta:object-count="0" meta:page-count="3" meta:paragraph-count="71" meta:word-count="423" meta:character-count="3471" meta:non-whitespace-character-count="3084"/>
    <meta:user-defined meta:name="Company">IFMO</meta:user-defined>
    <meta:user-defined meta:name="Operator">Семья Корнеевы</meta:user-defined>
  </office:meta>
</office:document-meta>
</file>